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272cm" fo:margin-left="-0.132cm" fo:margin-right="-0.138cm" table:align="margins" style:writing-mode="lr-tb"/>
    </style:style>
    <style:style style:name="Tableau1.A" style:family="table-column">
      <style:table-column-properties style:column-width="2.875cm" style:rel-column-width="11579*"/>
    </style:style>
    <style:style style:name="Tableau1.B" style:family="table-column">
      <style:table-column-properties style:column-width="6.835cm" style:rel-column-width="27528*"/>
    </style:style>
    <style:style style:name="Tableau1.C" style:family="table-column">
      <style:table-column-properties style:column-width="6.562cm" style:rel-column-width="26428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Text_20_body">
      <style:paragraph-properties fo:text-align="justify" style:justify-single-word="false"/>
      <style:text-properties fo:color="#000000" loext:opacity="100%"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fo:font-size="12pt" style:font-size-asian="12pt"/>
    </style:style>
    <style:style style:name="P3" style:family="paragraph" style:parent-style-name="Standard">
      <style:paragraph-properties fo:margin-top="0.423cm" fo:margin-bottom="0.212cm" style:contextual-spacing="false" fo:text-align="center" style:justify-single-word="false"/>
      <style:text-properties fo:color="#000000" loext:opacity="100%" fo:font-size="12pt" style:font-size-asian="12pt"/>
    </style:style>
    <style:style style:name="P4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style:font-size-asian="12pt"/>
    </style:style>
    <style:style style:name="P5" style:family="paragraph" style:parent-style-name="Standard">
      <style:paragraph-properties fo:margin-top="0.423cm" fo:margin-bottom="0.423cm" style:contextual-spacing="false" fo:text-align="center" style:justify-single-word="false" style:snap-to-layout-grid="false"/>
      <style:text-properties fo:color="#000000" loext:opacity="100%" fo:font-size="12pt" style:font-size-asian="12pt"/>
    </style:style>
    <style:style style:name="P6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officeooo:rsid="002a5e7c" style:font-size-asian="12pt"/>
    </style:style>
    <style:style style:name="P7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fo:font-weight="bold" style:font-size-asian="12pt" style:font-weight-asian="bold"/>
    </style:style>
    <style:style style:name="P8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officeooo:rsid="002a5e7c" fo:background-color="#ffffff" style:font-size-asian="12pt"/>
    </style:style>
    <style:style style:name="P9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fo:background-color="#ffffff" style:font-size-asian="12pt"/>
    </style:style>
    <style:style style:name="P10" style:family="paragraph" style:parent-style-name="Text_20_body">
      <style:paragraph-properties fo:text-align="justify" style:justify-single-word="false" fo:orphans="2" fo:widows="2" style:writing-mode="lr-tb"/>
      <style:text-properties fo:color="#000000" loext:opacity="100%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6pt" style:font-size-asian="16pt"/>
    </style:style>
    <style:style style:name="P12" style:family="paragraph" style:parent-style-name="Standard">
      <style:paragraph-properties fo:margin-top="0.071cm" fo:margin-bottom="0.212cm" style:contextual-spacing="false" fo:text-align="center" style:justify-single-word="false"/>
      <style:text-properties fo:color="#000000" loext:opacity="100%" fo:font-size="14pt" fo:font-weight="bold" style:font-size-asian="14pt" style:font-weight-asian="bold"/>
    </style:style>
    <style:style style:name="P13" style:family="paragraph" style:parent-style-name="Standard">
      <style:paragraph-properties fo:margin-top="0.071cm" fo:margin-bottom="0.212cm" style:contextual-spacing="false" fo:text-align="center" style:justify-single-word="false" style:snap-to-layout-grid="false"/>
      <style:text-properties fo:color="#000000" loext:opacity="100%" fo:font-size="14pt" fo:font-weight="bold" style:font-size-asian="14pt" style:font-weight-asian="bold"/>
    </style:style>
    <style:style style:name="P14" style:family="paragraph" style:parent-style-name="Standard">
      <style:paragraph-properties fo:margin-top="0cm" fo:margin-bottom="0.212cm" style:contextual-spacing="false" fo:text-align="justify" style:justify-single-word="false"/>
      <style:text-properties fo:color="#000000" loext:opacity="100%"/>
    </style:style>
    <style:style style:name="P15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443205" loext:opacity="100%" fo:font-size="12pt" fo:font-weight="normal" fo:background-color="transparent" style:font-size-asian="12pt" style:font-weight-asian="normal" style:font-weight-complex="normal"/>
    </style:style>
    <style:style style:name="P16" style:family="paragraph" style:parent-style-name="Heading_20_1" style:master-page-name="Standard">
      <style:paragraph-properties fo:text-align="center" style:justify-single-word="false" style:page-number="auto"/>
    </style:style>
    <style:style style:name="P17" style:family="paragraph" style:parent-style-name="Heading_20_2">
      <style:paragraph-properties fo:margin-top="0.071cm" fo:margin-bottom="0.212cm" style:contextual-spacing="false"/>
      <style:text-properties fo:color="#000000" loext:opacity="100%" fo:font-size="14pt" fo:font-weight="bold" style:font-size-asian="14pt" style:font-weight-asian="bold"/>
    </style:style>
    <style:style style:name="P18" style:family="paragraph" style:parent-style-name="Standard">
      <style:paragraph-properties fo:margin-top="0.423cm" fo:margin-bottom="0.212cm" style:contextual-spacing="false" fo:text-align="center" style:justify-single-word="false"/>
      <style:text-properties fo:color="#000000" loext:opacity="100%" fo:font-size="12pt" style:font-size-asian="12pt"/>
    </style:style>
    <style:style style:name="P19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style:font-size-asian="12pt"/>
    </style:style>
    <style:style style:name="P20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officeooo:rsid="002a5e7c" style:font-size-asian="12pt"/>
    </style:style>
    <style:style style:name="P21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officeooo:rsid="002a5e7c" fo:background-color="#ffffff" style:font-size-asian="12pt"/>
    </style:style>
    <style:style style:name="P22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000000" loext:opacity="100%" fo:font-size="12pt" fo:background-color="#ffffff" style:font-size-asian="12pt"/>
    </style:style>
    <style:style style:name="P23" style:family="paragraph" style:parent-style-name="Standard">
      <style:paragraph-properties fo:margin-top="0.423cm" fo:margin-bottom="0.423cm" style:contextual-spacing="false" fo:text-align="center" style:justify-single-word="false"/>
      <style:text-properties fo:color="#443205" loext:opacity="100%" fo:font-size="12pt" fo:font-weight="normal" fo:background-color="transparent" style:font-size-asian="12pt" style:font-weight-asian="normal" style:font-weight-complex="normal"/>
    </style:style>
    <style:style style:name="T1" style:family="text">
      <style:text-properties officeooo:rsid="002eb620"/>
    </style:style>
    <style:style style:name="T2" style:family="text">
      <style:text-properties officeooo:rsid="000c44a6"/>
    </style:style>
    <style:style style:name="T3" style:family="text">
      <style:text-properties officeooo:rsid="003147a6"/>
    </style:style>
    <style:style style:name="T4" style:family="text">
      <style:text-properties officeooo:rsid="000aeaa9"/>
    </style:style>
    <style:style style:name="T5" style:family="text">
      <style:text-properties officeooo:rsid="002de538"/>
    </style:style>
    <style:style style:name="T6" style:family="text">
      <style:text-properties officeooo:rsid="001cc425"/>
    </style:style>
    <style:style style:name="T7" style:family="text">
      <style:text-properties officeooo:rsid="001fd1d4"/>
    </style:style>
    <style:style style:name="T8" style:family="text">
      <style:text-properties officeooo:rsid="0017079d"/>
    </style:style>
    <style:style style:name="T9" style:family="text">
      <style:text-properties officeooo:rsid="000ea3e0"/>
    </style:style>
    <style:style style:name="T10" style:family="text">
      <style:text-properties officeooo:rsid="001ae715"/>
    </style:style>
    <style:style style:name="T11" style:family="text">
      <style:text-properties officeooo:rsid="000edc86"/>
    </style:style>
    <style:style style:name="T12" style:family="text">
      <style:text-properties officeooo:rsid="0013316d"/>
    </style:style>
    <style:style style:name="T13" style:family="text">
      <style:text-properties officeooo:rsid="00229502"/>
    </style:style>
    <style:style style:name="T14" style:family="text">
      <style:text-properties officeooo:rsid="003563e8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officeooo:rsid="002eb620"/>
    </style:style>
    <style:style style:name="T17" style:family="text">
      <style:text-properties fo:color="#000000" loext:opacity="100%" officeooo:rsid="0040a44d"/>
    </style:style>
    <style:style style:name="T18" style:family="text">
      <style:text-properties fo:color="#000000" loext:opacity="100%" officeooo:rsid="004711ad"/>
    </style:style>
    <style:style style:name="T19" style:family="text">
      <style:text-properties fo:color="#000000" loext:opacity="100%" officeooo:rsid="004c2471"/>
    </style:style>
    <style:style style:name="T20" style:family="text">
      <style:text-properties officeooo:rsid="0035a509"/>
    </style:style>
    <style:style style:name="T21" style:family="text">
      <style:text-properties officeooo:rsid="003f5f42"/>
    </style:style>
    <style:style style:name="T22" style:family="text">
      <style:text-properties officeooo:rsid="0043f1ea"/>
    </style:style>
    <style:style style:name="T23" style:family="text">
      <style:text-properties officeooo:rsid="004711ad"/>
    </style:style>
    <style:style style:name="T24" style:family="text">
      <style:text-properties officeooo:rsid="004be5cf"/>
    </style:style>
    <style:style style:name="T25" style:family="text">
      <style:text-properties officeooo:rsid="004c1c8b"/>
    </style:style>
    <style:style style:name="T26" style:family="text">
      <style:text-properties officeooo:rsid="004c2471"/>
    </style:style>
    <style:style style:name="T27" style:family="text">
      <style:text-properties officeooo:rsid="004e53c8"/>
    </style:style>
  </office:automatic-styles>
  <office:body>
    <office:text>
      <office:forms form:automatic-focus="false" form:apply-design-mode="false"/>
      <text:tracked-changes>
        <text:changed-region xml:id="ct2515455063568" text:id="ct251545506356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63856" text:id="ct2515455063856">
          <text:deletion>
            <office:change-info>
              <dc:creator>Auteur inconnu</dc:creator>
              <dc:date>2019-10-11T10:11:00</dc:date>
            </office:change-info>
            <text:h text:style-name="P16" text:outline-level="1"><text:span text:style-name="T16">1</text:span></text:h>
          </text:deletion>
        </text:changed-region>
        <text:changed-region xml:id="ct2515455069040" text:id="ct2515455069040">
          <text:deletion>
            <office:change-info>
              <dc:creator>Auteur inconnu</dc:creator>
              <dc:date>2018-09-26T14:47:00</dc:date>
            </office:change-info>
            <text:h text:style-name="P16" text:outline-level="1"><text:span text:style-name="T16">8</text:span></text:h>
          </text:deletion>
        </text:changed-region>
        <text:changed-region xml:id="ct2515455060976" text:id="ct2515455060976">
          <text:insertion>
            <office:change-info>
              <dc:creator>Auteur inconnu</dc:creator>
              <dc:date>2022-09-28T07:59:37</dc:date>
            </office:change-info>
          </text:insertion>
        </text:changed-region>
        <text:changed-region xml:id="ct2515455067312" text:id="ct2515455067312">
          <text:deletion>
            <office:change-info>
              <dc:creator>Auteur inconnu</dc:creator>
              <dc:date>2023-08-31T10:34:38</dc:date>
            </office:change-info>
            <text:h text:style-name="P16" text:outline-level="1"><text:span text:style-name="T17"><text:s/></text:span></text:h>
          </text:deletion>
        </text:changed-region>
        <text:changed-region xml:id="ct2515455073072" text:id="ct2515455073072">
          <text:insertion>
            <office:change-info>
              <dc:creator>Franck COLAS</dc:creator>
              <dc:date>2025-07-23T08:36:50</dc:date>
            </office:change-info>
          </text:insertion>
        </text:changed-region>
        <text:changed-region xml:id="ct2515455072496" text:id="ct2515455072496">
          <text:deletion>
            <office:change-info>
              <dc:creator>Franck COLAS</dc:creator>
              <dc:date>2025-07-23T08:36:52</dc:date>
            </office:change-info>
            <text:h text:style-name="P16" text:outline-level="1"><text:span text:style-name="T18">4</text:span></text:h>
          </text:deletion>
        </text:changed-region>
        <text:changed-region xml:id="ct2515455067600" text:id="ct2515455067600">
          <text:insertion>
            <office:change-info>
              <dc:creator>Auteur inconnu</dc:creator>
              <dc:date>2023-09-04T09:26:17</dc:date>
            </office:change-info>
          </text:insertion>
        </text:changed-region>
        <text:changed-region xml:id="ct2515455070768" text:id="ct251545507076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66160" text:id="ct251545506616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66448" text:id="ct251545506644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73936" text:id="ct2515455073936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70192" text:id="ct2515455070192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61840" text:id="ct2515455061840">
          <text:deletion>
            <office:change-info>
              <dc:creator>Auteur inconnu</dc:creator>
              <dc:date>2018-09-26T14:45:00</dc:date>
            </office:change-info>
            <text:p text:style-name="P3"><text:span text:style-name="T1">2</text:span></text:p>
          </text:deletion>
        </text:changed-region>
        <text:changed-region xml:id="ct2515455070480" text:id="ct2515455070480">
          <text:deletion>
            <office:change-info>
              <dc:creator>Auteur inconnu</dc:creator>
              <dc:date>2018-09-26T14:26:00</dc:date>
            </office:change-info>
            <text:p text:style-name="P3"><text:span text:style-name="T1">2</text:span></text:p>
          </text:deletion>
        </text:changed-region>
        <text:changed-region xml:id="ct2515455074224" text:id="ct2515455074224">
          <text:insertion>
            <office:change-info>
              <dc:creator>Auteur inconnu</dc:creator>
              <dc:date>2020-09-10T14:56:00</dc:date>
            </office:change-info>
          </text:insertion>
        </text:changed-region>
        <text:changed-region xml:id="ct2515455064144" text:id="ct2515455064144">
          <text:insertion>
            <office:change-info>
              <dc:creator>Auteur inconnu</dc:creator>
              <dc:date>2024-04-29T13:01:40</dc:date>
            </office:change-info>
          </text:insertion>
        </text:changed-region>
        <text:changed-region xml:id="ct2515455071920" text:id="ct251545507192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69904" text:id="ct2515455069904">
          <text:deletion>
            <office:change-info>
              <dc:creator>Gérard KIAVUE</dc:creator>
              <dc:date>2017-08-09T17:42:00</dc:date>
            </office:change-info>
            <text:p text:style-name="P6"><text:span text:style-name="T2">06/</text:span>01</text:p>
          </text:deletion>
        </text:changed-region>
        <text:changed-region xml:id="ct2515455064432" text:id="ct2515455064432">
          <text:insertion>
            <office:change-info>
              <dc:creator>Gérard KIAVUE</dc:creator>
              <dc:date>2017-08-09T17:42:00</dc:date>
            </office:change-info>
          </text:insertion>
        </text:changed-region>
        <text:changed-region xml:id="ct2515455064720" text:id="ct2515455064720">
          <text:deletion>
            <office:change-info>
              <dc:creator>Auteur inconnu</dc:creator>
              <dc:date>2018-09-26T14:26:00</dc:date>
            </office:change-info>
            <text:p text:style-name="P6">5</text:p>
          </text:deletion>
        </text:changed-region>
        <text:changed-region xml:id="ct2515455073360" text:id="ct2515455073360">
          <text:insertion>
            <office:change-info>
              <dc:creator>Auteur inconnu</dc:creator>
              <dc:date>2024-04-29T13:02:38</dc:date>
            </office:change-info>
          </text:insertion>
        </text:changed-region>
        <text:changed-region xml:id="ct2515455071344" text:id="ct2515455071344">
          <text:insertion>
            <office:change-info>
              <dc:creator>Gérard KIAVUE</dc:creator>
              <dc:date>2017-08-09T17:42:00</dc:date>
            </office:change-info>
          </text:insertion>
        </text:changed-region>
        <text:changed-region xml:id="ct2515455065008" text:id="ct251545506500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74512" text:id="ct2515455074512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65296" text:id="ct2515455065296">
          <text:deletion>
            <office:change-info>
              <dc:creator>Auteur inconnu</dc:creator>
              <dc:date>2018-09-26T14:29:00</dc:date>
            </office:change-info>
            <text:p text:style-name="P4"><text:span text:style-name="T3">6</text:span></text:p>
          </text:deletion>
        </text:changed-region>
        <text:changed-region xml:id="ct2515455074800" text:id="ct2515455074800">
          <text:insertion>
            <office:change-info>
              <dc:creator>Franck COLAS</dc:creator>
              <dc:date>2025-07-23T08:39:44</dc:date>
            </office:change-info>
          </text:insertion>
        </text:changed-region>
        <text:changed-region xml:id="ct2515455068176" text:id="ct2515455068176">
          <text:deletion>
            <office:change-info>
              <dc:creator>Franck COLAS</dc:creator>
              <dc:date>2025-07-23T08:39:46</dc:date>
            </office:change-info>
            <text:p text:style-name="P4"><text:span text:style-name="T3">7</text:span></text:p>
          </text:deletion>
        </text:changed-region>
        <text:changed-region xml:id="ct2515455057808" text:id="ct2515455057808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66736" text:id="ct2515455066736">
          <text:deletion>
            <office:change-info>
              <dc:creator>Gérard KIAVUE</dc:creator>
              <dc:date>2017-08-09T17:44:00</dc:date>
            </office:change-info>
            <text:p text:style-name="P8"><text:span text:style-name="T4">02</text:span>/02</text:p>
          </text:deletion>
        </text:changed-region>
        <text:changed-region xml:id="ct2515455072784" text:id="ct2515455072784">
          <text:insertion>
            <office:change-info>
              <dc:creator>Gérard KIAVUE</dc:creator>
              <dc:date>2017-08-09T17:44:00</dc:date>
            </office:change-info>
          </text:insertion>
        </text:changed-region>
        <text:changed-region xml:id="ct2515455067024" text:id="ct2515455067024">
          <text:deletion>
            <office:change-info>
              <dc:creator>Auteur inconnu</dc:creator>
              <dc:date>2018-09-26T14:29:00</dc:date>
            </office:change-info>
            <text:p text:style-name="P8">5</text:p>
          </text:deletion>
        </text:changed-region>
        <text:changed-region xml:id="ct2515455075088" text:id="ct2515455075088">
          <text:deletion>
            <office:change-info>
              <dc:creator>Gérard KIAVUE</dc:creator>
              <dc:date>2018-09-28T14:01:00</dc:date>
            </office:change-info>
            <text:p text:style-name="P8"><text:span text:style-name="T5">4</text:span></text:p>
          </text:deletion>
        </text:changed-region>
        <text:changed-region xml:id="ct2515455058096" text:id="ct2515455058096">
          <text:insertion>
            <office:change-info>
              <dc:creator>Franck COLAS</dc:creator>
              <dc:date>2025-07-23T08:40:02</dc:date>
            </office:change-info>
          </text:insertion>
        </text:changed-region>
        <text:changed-region xml:id="ct2515455065584" text:id="ct2515455065584">
          <text:deletion>
            <office:change-info>
              <dc:creator>Franck COLAS</dc:creator>
              <dc:date>2025-07-23T08:40:06</dc:date>
            </office:change-info>
            <text:p text:style-name="P8"><text:span text:style-name="T5">5</text:span></text:p>
          </text:deletion>
        </text:changed-region>
        <text:changed-region xml:id="ct2515455067888" text:id="ct2515455067888">
          <text:deletion>
            <office:change-info>
              <dc:creator>Auteur inconnu</dc:creator>
              <dc:date>2019-10-11T10:12:00</dc:date>
            </office:change-info>
            <text:p text:style-name="P8"><text:span text:style-name="T5">5</text:span></text:p>
          </text:deletion>
        </text:changed-region>
        <text:changed-region xml:id="ct2515455060112" text:id="ct2515455060112">
          <text:insertion>
            <office:change-info>
              <dc:creator>Gérard KIAVUE</dc:creator>
              <dc:date>2017-08-09T17:44:00</dc:date>
            </office:change-info>
          </text:insertion>
        </text:changed-region>
        <text:changed-region xml:id="ct2515455075376" text:id="ct2515455075376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58384" text:id="ct2515455058384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60400" text:id="ct2515455060400">
          <text:deletion>
            <office:change-info>
              <dc:creator>Auteur inconnu</dc:creator>
              <dc:date>2024-04-29T13:03:21</dc:date>
            </office:change-info>
            <text:p text:style-name="P4"><text:span text:style-name="T23">/</text:span></text:p>
          </text:deletion>
        </text:changed-region>
        <text:changed-region xml:id="ct2515455075664" text:id="ct2515455075664">
          <text:deletion>
            <office:change-info>
              <dc:creator>Auteur inconnu</dc:creator>
              <dc:date>2018-09-26T14:30:00</dc:date>
            </office:change-info>
            <text:p text:style-name="P4"><text:span text:style-name="T23">3</text:span></text:p>
          </text:deletion>
        </text:changed-region>
        <text:changed-region xml:id="ct2515455058672" text:id="ct2515455058672">
          <text:insertion>
            <office:change-info>
              <dc:creator>Franck COLAS</dc:creator>
              <dc:date>2025-07-23T08:40:28</dc:date>
            </office:change-info>
          </text:insertion>
        </text:changed-region>
        <text:changed-region xml:id="ct2515455065872" text:id="ct2515455065872">
          <text:deletion>
            <office:change-info>
              <dc:creator>Franck COLAS</dc:creator>
              <dc:date>2025-07-23T08:40:29</dc:date>
            </office:change-info>
            <text:p text:style-name="P4"><text:span text:style-name="T23">4</text:span></text:p>
          </text:deletion>
        </text:changed-region>
        <text:changed-region xml:id="ct2515455060688" text:id="ct2515455060688">
          <text:insertion>
            <office:change-info>
              <dc:creator>Franck COLAS</dc:creator>
              <dc:date>2025-07-23T08:40:32</dc:date>
            </office:change-info>
          </text:insertion>
        </text:changed-region>
        <text:changed-region xml:id="ct2515455061264" text:id="ct2515455061264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88048" text:id="ct2515455088048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78256" text:id="ct2515455078256">
          <text:deletion>
            <office:change-info>
              <dc:creator>Gérard KIAVUE</dc:creator>
              <dc:date>2018-09-28T14:02:00</dc:date>
            </office:change-info>
            <text:p text:style-name="P4"><text:span text:style-name="T5">7</text:span></text:p>
          </text:deletion>
        </text:changed-region>
        <text:changed-region xml:id="ct2515455087184" text:id="ct2515455087184">
          <text:insertion>
            <office:change-info>
              <dc:creator>Franck COLAS</dc:creator>
              <dc:date>2025-07-23T08:40:39</dc:date>
            </office:change-info>
          </text:insertion>
        </text:changed-region>
        <text:changed-region xml:id="ct2515455077680" text:id="ct2515455077680">
          <text:deletion>
            <office:change-info>
              <dc:creator>Franck COLAS</dc:creator>
              <dc:date>2025-07-23T08:40:40</dc:date>
            </office:change-info>
            <text:p text:style-name="P4"><text:span text:style-name="T5">5</text:span></text:p>
          </text:deletion>
        </text:changed-region>
        <text:changed-region xml:id="ct2515455077392" text:id="ct2515455077392">
          <text:deletion>
            <office:change-info>
              <dc:creator>Auteur inconnu</dc:creator>
              <dc:date>2021-10-04T10:57:00</dc:date>
            </office:change-info>
            <text:p text:style-name="P4"><text:span text:style-name="T5">5</text:span></text:p>
          </text:deletion>
        </text:changed-region>
        <text:changed-region xml:id="ct2515455080560" text:id="ct251545508056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82288" text:id="ct251545508228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87472" text:id="ct2515455087472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79984" text:id="ct2515455079984">
          <text:deletion>
            <office:change-info>
              <dc:creator>Auteur inconnu</dc:creator>
              <dc:date>2018-09-26T14:32:00</dc:date>
            </office:change-info>
            <text:p text:style-name="P4"><text:span text:style-name="T21">7</text:span></text:p>
          </text:deletion>
        </text:changed-region>
        <text:changed-region xml:id="ct2515455078544" text:id="ct2515455078544">
          <text:insertion>
            <office:change-info>
              <dc:creator>Auteur inconnu</dc:creator>
              <dc:date>2023-08-31T10:35:28</dc:date>
            </office:change-info>
          </text:insertion>
        </text:changed-region>
        <text:changed-region xml:id="ct2515455078832" text:id="ct2515455078832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87760" text:id="ct2515455087760">
          <text:deletion>
            <office:change-info>
              <dc:creator>Gérard KIAVUE</dc:creator>
              <dc:date>2017-08-09T17:45:00</dc:date>
            </office:change-info>
            <text:p text:style-name="P4">0<text:span text:style-name="T6">5</text:span></text:p>
          </text:deletion>
        </text:changed-region>
        <text:changed-region xml:id="ct2515455082576" text:id="ct2515455082576">
          <text:insertion>
            <office:change-info>
              <dc:creator>Gérard KIAVUE</dc:creator>
              <dc:date>2017-08-09T17:45:00</dc:date>
            </office:change-info>
          </text:insertion>
        </text:changed-region>
        <text:changed-region xml:id="ct2515455088912" text:id="ct2515455088912">
          <text:deletion>
            <office:change-info>
              <dc:creator>Auteur inconnu</dc:creator>
              <dc:date>2018-09-26T14:33:00</dc:date>
            </office:change-info>
            <text:p text:style-name="P4"><text:span text:style-name="T6">6</text:span></text:p>
          </text:deletion>
        </text:changed-region>
        <text:changed-region xml:id="ct2515455082864" text:id="ct2515455082864">
          <text:deletion>
            <office:change-info>
              <dc:creator>Gérard KIAVUE</dc:creator>
              <dc:date>2018-09-28T13:53:00</dc:date>
            </office:change-info>
            <text:p text:style-name="P4"><text:span text:style-name="T6">5</text:span></text:p>
          </text:deletion>
        </text:changed-region>
        <text:changed-region xml:id="ct2515455088336" text:id="ct2515455088336">
          <text:deletion>
            <office:change-info>
              <dc:creator>Auteur inconnu</dc:creator>
              <dc:date>2019-10-11T10:13:00</dc:date>
            </office:change-info>
            <text:p text:style-name="P4"><text:span text:style-name="T6">4</text:span></text:p>
          </text:deletion>
        </text:changed-region>
        <text:changed-region xml:id="ct2515455088624" text:id="ct2515455088624">
          <text:insertion>
            <office:change-info>
              <dc:creator>Franck COLAS</dc:creator>
              <dc:date>2025-07-23T08:41:19</dc:date>
            </office:change-info>
          </text:insertion>
        </text:changed-region>
        <text:changed-region xml:id="ct2515455084304" text:id="ct2515455084304">
          <text:deletion>
            <office:change-info>
              <dc:creator>Franck COLAS</dc:creator>
              <dc:date>2025-07-23T08:41:21</dc:date>
            </office:change-info>
            <text:p text:style-name="P4"><text:span text:style-name="T6">4</text:span></text:p>
          </text:deletion>
        </text:changed-region>
        <text:changed-region xml:id="ct2515455084880" text:id="ct251545508488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79120" text:id="ct251545507912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80848" text:id="ct2515455080848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80272" text:id="ct2515455080272">
          <text:insertion>
            <office:change-info>
              <dc:creator>Auteur inconnu</dc:creator>
              <dc:date>2022-09-29T09:54:10</dc:date>
            </office:change-info>
          </text:insertion>
        </text:changed-region>
        <text:changed-region xml:id="ct2515455086032" text:id="ct2515455086032">
          <text:deletion>
            <office:change-info>
              <dc:creator>Auteur inconnu</dc:creator>
              <dc:date>2018-09-26T14:34:00</dc:date>
            </office:change-info>
            <text:p text:style-name="P4"><text:span text:style-name="T22">5</text:span></text:p>
          </text:deletion>
        </text:changed-region>
        <text:changed-region xml:id="ct2515455076240" text:id="ct251545507624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77104" text:id="ct2515455077104">
          <text:format-change>
            <office:change-info>
              <dc:creator>Auteur inconnu</dc:creator>
              <dc:date>2023-10-16T13:04:00</dc:date>
            </office:change-info>
          </text:format-change>
        </text:changed-region>
        <text:changed-region xml:id="ct2515455079408" text:id="ct2515455079408">
          <text:deletion>
            <office:change-info>
              <dc:creator>Auteur inconnu</dc:creator>
              <dc:date>2019-10-11T10:13:00</dc:date>
            </office:change-info>
            <text:p text:style-name="P15"><text:span text:style-name="T7">6</text:span></text:p>
          </text:deletion>
        </text:changed-region>
        <text:changed-region xml:id="ct2515455079696" text:id="ct2515455079696">
          <text:deletion>
            <office:change-info>
              <dc:creator>Gérard KIAVUE</dc:creator>
              <dc:date>2018-09-28T14:02:00</dc:date>
            </office:change-info>
            <text:p text:style-name="P15"><text:span text:style-name="T7">3/</text:span></text:p>
          </text:deletion>
        </text:changed-region>
        <text:changed-region xml:id="ct2515455089200" text:id="ct2515455089200">
          <text:insertion>
            <office:change-info>
              <dc:creator>Auteur inconnu</dc:creator>
              <dc:date>2024-04-29T13:04:48</dc:date>
            </office:change-info>
          </text:insertion>
        </text:changed-region>
        <text:changed-region xml:id="ct2515455081712" text:id="ct2515455081712">
          <text:insertion>
            <office:change-info>
              <dc:creator>Gérard KIAVUE</dc:creator>
              <dc:date>2018-09-28T14:02:00</dc:date>
            </office:change-info>
          </text:insertion>
        </text:changed-region>
        <text:changed-region xml:id="ct2515455081136" text:id="ct2515455081136">
          <text:format-change>
            <office:change-info>
              <dc:creator>Auteur inconnu</dc:creator>
              <dc:date>2023-10-16T13:04:00</dc:date>
            </office:change-info>
          </text:format-change>
        </text:changed-region>
        <text:changed-region xml:id="ct2515455081424" text:id="ct2515455081424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86608" text:id="ct2515455086608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83152" text:id="ct2515455083152">
          <text:insertion>
            <office:change-info>
              <dc:creator>Franck COLAS</dc:creator>
              <dc:date>2025-07-23T08:42:16</dc:date>
            </office:change-info>
          </text:insertion>
        </text:changed-region>
        <text:changed-region xml:id="ct2515455076816" text:id="ct2515455076816">
          <text:deletion>
            <office:change-info>
              <dc:creator>Franck COLAS</dc:creator>
              <dc:date>2025-07-23T08:42:18</dc:date>
            </office:change-info>
            <text:p text:style-name="P4"><text:span text:style-name="T24">3</text:span></text:p>
          </text:deletion>
        </text:changed-region>
        <text:changed-region xml:id="ct2515455082000" text:id="ct2515455082000">
          <text:deletion>
            <office:change-info>
              <dc:creator>Auteur inconnu</dc:creator>
              <dc:date>2018-09-26T14:35:00</dc:date>
            </office:change-info>
            <text:p text:style-name="P4"><text:span text:style-name="T24">8</text:span></text:p>
          </text:deletion>
        </text:changed-region>
        <text:changed-region xml:id="ct2515455089776" text:id="ct2515455089776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83440" text:id="ct2515455083440">
          <text:deletion>
            <office:change-info>
              <dc:creator>Gérard KIAVUE</dc:creator>
              <dc:date>2017-08-09T17:47:00</dc:date>
            </office:change-info>
            <text:p text:style-name="P4"><text:span text:style-name="T4">05</text:span></text:p>
          </text:deletion>
        </text:changed-region>
        <text:changed-region xml:id="ct2515455083728" text:id="ct2515455083728">
          <text:insertion>
            <office:change-info>
              <dc:creator>Gérard KIAVUE</dc:creator>
              <dc:date>2017-08-09T17:47:00</dc:date>
            </office:change-info>
          </text:insertion>
        </text:changed-region>
        <text:changed-region xml:id="ct2515455084016" text:id="ct2515455084016">
          <text:insertion>
            <office:change-info>
              <dc:creator>Franck COLAS</dc:creator>
              <dc:date>2025-07-23T08:42:46</dc:date>
            </office:change-info>
          </text:insertion>
        </text:changed-region>
        <text:changed-region xml:id="ct2515455084592" text:id="ct2515455084592">
          <text:deletion>
            <office:change-info>
              <dc:creator>Franck COLAS</dc:creator>
              <dc:date>2025-07-23T08:42:49</dc:date>
            </office:change-info>
            <text:p text:style-name="P4"><text:span text:style-name="T4">5</text:span></text:p>
          </text:deletion>
        </text:changed-region>
        <text:changed-region xml:id="ct2515455077968" text:id="ct2515455077968">
          <text:deletion>
            <office:change-info>
              <dc:creator>Auteur inconnu</dc:creator>
              <dc:date>2021-10-04T11:01:52</dc:date>
            </office:change-info>
            <text:p text:style-name="P4"><text:span text:style-name="T4">4</text:span></text:p>
          </text:deletion>
        </text:changed-region>
        <text:changed-region xml:id="ct2515455089488" text:id="ct2515455089488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85168" text:id="ct251545508516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5075952" text:id="ct2515455075952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76528" text:id="ct2515455076528">
          <text:insertion>
            <office:change-info>
              <dc:creator>Auteur inconnu</dc:creator>
              <dc:date>2023-08-31T10:36:09</dc:date>
            </office:change-info>
          </text:insertion>
        </text:changed-region>
        <text:changed-region xml:id="ct2515455085456" text:id="ct2515455085456">
          <text:deletion>
            <office:change-info>
              <dc:creator>Auteur inconnu</dc:creator>
              <dc:date>2018-09-26T14:36:00</dc:date>
            </office:change-info>
            <text:p text:style-name="P4"><text:span text:style-name="T23">6</text:span></text:p>
          </text:deletion>
        </text:changed-region>
        <text:changed-region xml:id="ct2515455085744" text:id="ct2515455085744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86320" text:id="ct251545508632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5086896" text:id="ct2515455086896">
          <text:deletion>
            <office:change-info>
              <dc:creator>Gérard KIAVUE</dc:creator>
              <dc:date>2018-09-28T13:55:00</dc:date>
            </office:change-info>
            <text:p text:style-name="P4"><text:span text:style-name="T2">8</text:span></text:p>
          </text:deletion>
        </text:changed-region>
        <text:changed-region xml:id="ct2515385838144" text:id="ct2515385838144">
          <text:deletion>
            <office:change-info>
              <dc:creator>Auteur inconnu</dc:creator>
              <dc:date>2018-09-26T14:37:00</dc:date>
            </office:change-info>
            <text:p text:style-name="P4"><text:span text:style-name="T2">5</text:span></text:p>
          </text:deletion>
        </text:changed-region>
        <text:changed-region xml:id="ct2515385827488" text:id="ct2515385827488">
          <text:insertion>
            <office:change-info>
              <dc:creator>Franck COLAS</dc:creator>
              <dc:date>2025-07-23T08:43:17</dc:date>
            </office:change-info>
          </text:insertion>
        </text:changed-region>
        <text:changed-region xml:id="ct2515459395632" text:id="ct2515459395632">
          <text:deletion>
            <office:change-info>
              <dc:creator>Franck COLAS</dc:creator>
              <dc:date>2025-07-23T08:43:18</dc:date>
            </office:change-info>
            <text:p text:style-name="P4"><text:span text:style-name="T2">4</text:span></text:p>
          </text:deletion>
        </text:changed-region>
        <text:changed-region xml:id="ct2515459395920" text:id="ct2515459395920">
          <text:deletion>
            <office:change-info>
              <dc:creator>Auteur inconnu</dc:creator>
              <dc:date>2019-10-11T10:14:00</dc:date>
            </office:change-info>
            <text:p text:style-name="P4"><text:span text:style-name="T2">4</text:span></text:p>
          </text:deletion>
        </text:changed-region>
        <text:changed-region xml:id="ct2515459396208" text:id="ct2515459396208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9401968" text:id="ct251545940196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399664" text:id="ct2515459399664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9398800" text:id="ct2515459398800">
          <text:insertion>
            <office:change-info>
              <dc:creator>Franck COLAS</dc:creator>
              <dc:date>2025-07-23T08:43:31</dc:date>
            </office:change-info>
          </text:insertion>
        </text:changed-region>
        <text:changed-region xml:id="ct2515459387280" text:id="ct2515459387280">
          <text:deletion>
            <office:change-info>
              <dc:creator>Franck COLAS</dc:creator>
              <dc:date>2025-07-23T08:43:32</dc:date>
            </office:change-info>
            <text:p text:style-name="P4"><text:span text:style-name="T14">5</text:span></text:p>
          </text:deletion>
        </text:changed-region>
        <text:changed-region xml:id="ct2515459386992" text:id="ct2515459386992">
          <text:deletion>
            <office:change-info>
              <dc:creator>Auteur inconnu</dc:creator>
              <dc:date>2019-10-11T10:15:00</dc:date>
            </office:change-info>
            <text:p text:style-name="P4"><text:span text:style-name="T14">6</text:span></text:p>
          </text:deletion>
        </text:changed-region>
        <text:changed-region xml:id="ct2515459393616" text:id="ct2515459393616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9389296" text:id="ct2515459389296">
          <text:deletion>
            <office:change-info>
              <dc:creator>Gérard KIAVUE</dc:creator>
              <dc:date>2017-08-09T17:48:00</dc:date>
            </office:change-info>
            <text:p text:style-name="P9">0<text:span text:style-name="T4">3</text:span></text:p>
          </text:deletion>
        </text:changed-region>
        <text:changed-region xml:id="ct2515459399088" text:id="ct2515459399088">
          <text:insertion>
            <office:change-info>
              <dc:creator>Gérard KIAVUE</dc:creator>
              <dc:date>2017-08-09T17:48:00</dc:date>
            </office:change-info>
          </text:insertion>
        </text:changed-region>
        <text:changed-region xml:id="ct2515459399376" text:id="ct2515459399376">
          <text:deletion>
            <office:change-info>
              <dc:creator>Auteur inconnu</dc:creator>
              <dc:date>2018-09-26T14:38:00</dc:date>
            </office:change-info>
            <text:p text:style-name="P9"><text:span text:style-name="T4">6</text:span></text:p>
          </text:deletion>
        </text:changed-region>
        <text:changed-region xml:id="ct2515459397648" text:id="ct2515459397648">
          <text:deletion>
            <office:change-info>
              <dc:creator>Gérard KIAVUE</dc:creator>
              <dc:date>2018-09-28T13:56:00</dc:date>
            </office:change-info>
            <text:p text:style-name="P9"><text:span text:style-name="T4">8</text:span></text:p>
          </text:deletion>
        </text:changed-region>
        <text:changed-region xml:id="ct2515459390736" text:id="ct2515459390736">
          <text:deletion>
            <office:change-info>
              <dc:creator>Auteur inconnu</dc:creator>
              <dc:date>2019-10-11T10:15:00</dc:date>
            </office:change-info>
            <text:p text:style-name="P9"><text:span text:style-name="T4">5</text:span></text:p>
          </text:deletion>
        </text:changed-region>
        <text:changed-region xml:id="ct2515459390160" text:id="ct2515459390160">
          <text:insertion>
            <office:change-info>
              <dc:creator>Auteur inconnu</dc:creator>
              <dc:date>2023-08-31T10:36:31</dc:date>
            </office:change-info>
          </text:insertion>
        </text:changed-region>
        <text:changed-region xml:id="ct2515459397360" text:id="ct2515459397360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9395344" text:id="ct2515459395344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396496" text:id="ct2515459396496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9391312" text:id="ct2515459391312">
          <text:deletion>
            <office:change-info>
              <dc:creator>Auteur inconnu</dc:creator>
              <dc:date>2018-09-26T14:39:00</dc:date>
            </office:change-info>
            <text:p text:style-name="P4"><text:span text:style-name="T8">8</text:span></text:p>
          </text:deletion>
        </text:changed-region>
        <text:changed-region xml:id="ct2515459385552" text:id="ct2515459385552">
          <text:insertion>
            <office:change-info>
              <dc:creator>Auteur inconnu</dc:creator>
              <dc:date>2024-04-29T13:08:56</dc:date>
            </office:change-info>
          </text:insertion>
        </text:changed-region>
        <text:changed-region xml:id="ct2515459399952" text:id="ct2515459399952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9397936" text:id="ct2515459397936">
          <text:deletion>
            <office:change-info>
              <dc:creator>Gérard KIAVUE</dc:creator>
              <dc:date>2017-08-09T17:49:00</dc:date>
            </office:change-info>
            <text:p text:style-name="P9">0<text:span text:style-name="T2">5</text:span></text:p>
          </text:deletion>
        </text:changed-region>
        <text:changed-region xml:id="ct2515459386704" text:id="ct2515459386704">
          <text:insertion>
            <office:change-info>
              <dc:creator>Gérard KIAVUE</dc:creator>
              <dc:date>2017-08-09T17:49:00</dc:date>
            </office:change-info>
          </text:insertion>
        </text:changed-region>
        <text:changed-region xml:id="ct2515459400240" text:id="ct2515459400240">
          <text:deletion>
            <office:change-info>
              <dc:creator>Auteur inconnu</dc:creator>
              <dc:date>2018-09-26T14:40:00</dc:date>
            </office:change-info>
            <text:p text:style-name="P9"><text:span text:style-name="T2">7</text:span></text:p>
          </text:deletion>
        </text:changed-region>
        <text:changed-region xml:id="ct2515459396784" text:id="ct2515459396784">
          <text:deletion>
            <office:change-info>
              <dc:creator>Gérard KIAVUE</dc:creator>
              <dc:date>2018-09-28T14:03:00</dc:date>
            </office:change-info>
            <text:p text:style-name="P9"><text:span text:style-name="T2">6</text:span></text:p>
          </text:deletion>
        </text:changed-region>
        <text:changed-region xml:id="ct2515459393904" text:id="ct2515459393904">
          <text:insertion>
            <office:change-info>
              <dc:creator>Auteur inconnu</dc:creator>
              <dc:date>2023-08-31T10:36:45</dc:date>
            </office:change-info>
          </text:insertion>
        </text:changed-region>
        <text:changed-region xml:id="ct2515459389584" text:id="ct2515459389584">
          <text:deletion>
            <office:change-info>
              <dc:creator>Auteur inconnu</dc:creator>
              <dc:date>2019-10-11T10:15:00</dc:date>
            </office:change-info>
            <text:p text:style-name="P9"><text:span text:style-name="T2">5</text:span></text:p>
          </text:deletion>
        </text:changed-region>
        <text:changed-region xml:id="ct2515459388432" text:id="ct2515459388432">
          <text:format-change>
            <office:change-info>
              <dc:creator>Auteur inconnu</dc:creator>
              <dc:date>2022-09-29T09:54:17</dc:date>
            </office:change-info>
          </text:format-change>
        </text:changed-region>
        <text:changed-region xml:id="ct2515459387568" text:id="ct251545938756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397072" text:id="ct2515459397072">
          <text:deletion>
            <office:change-info>
              <dc:creator>Auteur inconnu</dc:creator>
              <dc:date>2021-10-04T11:34:12</dc:date>
            </office:change-info>
            <text:p text:style-name="P4"><text:span text:style-name="T20">2</text:span></text:p>
          </text:deletion>
        </text:changed-region>
        <text:changed-region xml:id="ct2515459388720" text:id="ct2515459388720">
          <text:deletion>
            <office:change-info>
              <dc:creator>Auteur inconnu</dc:creator>
              <dc:date>2020-09-10T15:03:00</dc:date>
            </office:change-info>
            <text:p text:style-name="P4"><text:span text:style-name="T20">5</text:span></text:p>
          </text:deletion>
        </text:changed-region>
        <text:changed-region xml:id="ct2515459390448" text:id="ct2515459390448">
          <text:insertion>
            <office:change-info>
              <dc:creator>Auteur inconnu</dc:creator>
              <dc:date>2021-10-04T11:34:12</dc:date>
            </office:change-info>
          </text:insertion>
        </text:changed-region>
        <text:changed-region xml:id="ct2515459400528" text:id="ct2515459400528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393328" text:id="ct2515459393328">
          <text:deletion>
            <office:change-info>
              <dc:creator>Gérard KIAVUE</dc:creator>
              <dc:date>2017-08-09T17:49:00</dc:date>
            </office:change-info>
            <text:p text:style-name="P4">0<text:span text:style-name="T2">3</text:span></text:p>
          </text:deletion>
        </text:changed-region>
        <text:changed-region xml:id="ct2515459401392" text:id="ct2515459401392">
          <text:insertion>
            <office:change-info>
              <dc:creator>Gérard KIAVUE</dc:creator>
              <dc:date>2017-08-09T17:49:00</dc:date>
            </office:change-info>
          </text:insertion>
        </text:changed-region>
        <text:changed-region xml:id="ct2515459394192" text:id="ct2515459394192">
          <text:insertion>
            <office:change-info>
              <dc:creator>Franck COLAS</dc:creator>
              <dc:date>2025-07-23T08:44:21</dc:date>
            </office:change-info>
          </text:insertion>
        </text:changed-region>
        <text:changed-region xml:id="ct2515459385840" text:id="ct2515459385840">
          <text:deletion>
            <office:change-info>
              <dc:creator>Franck COLAS</dc:creator>
              <dc:date>2025-07-23T08:44:22</dc:date>
            </office:change-info>
            <text:p text:style-name="P4"><text:span text:style-name="T2">3</text:span></text:p>
          </text:deletion>
        </text:changed-region>
        <text:changed-region xml:id="ct2515459388144" text:id="ct2515459388144">
          <text:deletion>
            <office:change-info>
              <dc:creator>Auteur inconnu</dc:creator>
              <dc:date>2019-10-11T10:15:00</dc:date>
            </office:change-info>
            <text:p text:style-name="P4"><text:span text:style-name="T2">4</text:span></text:p>
          </text:deletion>
        </text:changed-region>
        <text:changed-region xml:id="ct2515459398224" text:id="ct2515459398224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398512" text:id="ct2515459398512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392752" text:id="ct2515459392752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400816" text:id="ct2515459400816">
          <text:deletion>
            <office:change-info>
              <dc:creator>Auteur inconnu</dc:creator>
              <dc:date>2024-04-29T13:11:03</dc:date>
            </office:change-info>
            <text:p text:style-name="P4"><text:span text:style-name="T21">/</text:span></text:p>
          </text:deletion>
        </text:changed-region>
        <text:changed-region xml:id="ct2515459389008" text:id="ct2515459389008">
          <text:deletion>
            <office:change-info>
              <dc:creator>Auteur inconnu</dc:creator>
              <dc:date>2018-09-26T14:41:00</dc:date>
            </office:change-info>
            <text:p text:style-name="P4"><text:span text:style-name="T21">6</text:span></text:p>
          </text:deletion>
        </text:changed-region>
        <text:changed-region xml:id="ct2515459401104" text:id="ct2515459401104">
          <text:insertion>
            <office:change-info>
              <dc:creator>Franck COLAS</dc:creator>
              <dc:date>2025-07-23T08:44:39</dc:date>
            </office:change-info>
          </text:insertion>
        </text:changed-region>
        <text:changed-region xml:id="ct2515459401680" text:id="ct2515459401680">
          <text:deletion>
            <office:change-info>
              <dc:creator>Franck COLAS</dc:creator>
              <dc:date>2025-07-23T08:44:42</dc:date>
            </office:change-info>
            <text:p text:style-name="P4"><text:span text:style-name="T25">7</text:span></text:p>
          </text:deletion>
        </text:changed-region>
        <text:changed-region xml:id="ct2515459384976" text:id="ct2515459384976">
          <text:insertion>
            <office:change-info>
              <dc:creator>Franck COLAS</dc:creator>
              <dc:date>2025-07-23T08:44:43</dc:date>
            </office:change-info>
          </text:insertion>
        </text:changed-region>
        <text:changed-region xml:id="ct2515459402256" text:id="ct2515459402256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387856" text:id="ct2515459387856">
          <text:deletion>
            <office:change-info>
              <dc:creator>Gérard KIAVUE</dc:creator>
              <dc:date>2017-08-09T17:50:00</dc:date>
            </office:change-info>
            <text:p text:style-name="P9"><text:span text:style-name="T9">07</text:span></text:p>
          </text:deletion>
        </text:changed-region>
        <text:changed-region xml:id="ct2515459395056" text:id="ct2515459395056">
          <text:deletion>
            <office:change-info>
              <dc:creator>Auteur inconnu</dc:creator>
              <dc:date>2021-10-04T11:47:45</dc:date>
            </office:change-info>
            <text:p text:style-name="P9"><text:span text:style-name="T9">0</text:span></text:p>
          </text:deletion>
        </text:changed-region>
        <text:changed-region xml:id="ct2515459385264" text:id="ct2515459385264">
          <text:deletion>
            <office:change-info>
              <dc:creator>Auteur inconnu</dc:creator>
              <dc:date>2019-10-11T10:16:00</dc:date>
            </office:change-info>
            <text:p text:style-name="P9"><text:span text:style-name="T9">6</text:span></text:p>
          </text:deletion>
        </text:changed-region>
        <text:changed-region xml:id="ct2515459392464" text:id="ct2515459392464">
          <text:insertion>
            <office:change-info>
              <dc:creator>Auteur inconnu</dc:creator>
              <dc:date>2021-10-04T11:47:45</dc:date>
            </office:change-info>
          </text:insertion>
        </text:changed-region>
        <text:changed-region xml:id="ct2515459403120" text:id="ct2515459403120">
          <text:insertion>
            <office:change-info>
              <dc:creator>Franck COLAS</dc:creator>
              <dc:date>2025-07-23T08:44:53</dc:date>
            </office:change-info>
          </text:insertion>
        </text:changed-region>
        <text:changed-region xml:id="ct2515459402544" text:id="ct2515459402544">
          <text:deletion>
            <office:change-info>
              <dc:creator>Franck COLAS</dc:creator>
              <dc:date>2025-07-23T08:44:59</dc:date>
            </office:change-info>
            <text:p text:style-name="P9"><text:span text:style-name="T9">5</text:span></text:p>
          </text:deletion>
        </text:changed-region>
        <text:changed-region xml:id="ct2515459402832" text:id="ct2515459402832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394480" text:id="ct251545939448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389872" text:id="ct2515459389872">
          <text:deletion>
            <office:change-info>
              <dc:creator>Gérard KIAVUE</dc:creator>
              <dc:date>2017-08-09T17:50:00</dc:date>
            </office:change-info>
            <text:p text:style-name="P4"><text:span text:style-name="T10">17</text:span></text:p>
          </text:deletion>
        </text:changed-region>
        <text:changed-region xml:id="ct2515459394768" text:id="ct2515459394768">
          <text:insertion>
            <office:change-info>
              <dc:creator>Gérard KIAVUE</dc:creator>
              <dc:date>2017-08-09T17:50:00</dc:date>
            </office:change-info>
          </text:insertion>
        </text:changed-region>
        <text:changed-region xml:id="ct2515459386128" text:id="ct2515459386128">
          <text:deletion>
            <office:change-info>
              <dc:creator>Auteur inconnu</dc:creator>
              <dc:date>2018-09-26T14:47:00</dc:date>
            </office:change-info>
            <text:p text:style-name="P4"><text:span text:style-name="T10">6</text:span></text:p>
          </text:deletion>
        </text:changed-region>
        <text:changed-region xml:id="ct2515459391024" text:id="ct2515459391024">
          <text:insertion>
            <office:change-info>
              <dc:creator>Jérôme THIROT</dc:creator>
              <dc:date>2025-12-02T15:44:59</dc:date>
            </office:change-info>
          </text:insertion>
        </text:changed-region>
        <text:changed-region xml:id="ct2515459392176" text:id="ct2515459392176">
          <text:deletion>
            <office:change-info>
              <dc:creator>Jérôme THIROT</dc:creator>
              <dc:date>2025-12-02T15:44:58</dc:date>
            </office:change-info>
            <text:p text:style-name="P4"><text:span text:style-name="T26">3</text:span></text:p>
          </text:deletion>
        </text:changed-region>
        <text:changed-region xml:id="ct2515459386416" text:id="ct2515459386416">
          <text:deletion>
            <office:change-info>
              <dc:creator>Franck COLAS</dc:creator>
              <dc:date>2025-07-23T08:45:26</dc:date>
            </office:change-info>
            <text:p text:style-name="P4"><text:span text:style-name="T10">4</text:span></text:p>
          </text:deletion>
        </text:changed-region>
        <text:changed-region xml:id="ct2515459391600" text:id="ct2515459391600">
          <text:format-change>
            <office:change-info>
              <dc:creator>Auteur inconnu</dc:creator>
              <dc:date>2021-10-14T10:12:31</dc:date>
            </office:change-info>
          </text:format-change>
        </text:changed-region>
        <text:changed-region xml:id="ct2515459405712" text:id="ct2515459405712">
          <text:format-change>
            <office:change-info>
              <dc:creator>Auteur inconnu</dc:creator>
              <dc:date>2021-10-14T10:12:31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3">C</text:span><text:change-start text:change-id="ct2515455063568"/><text:span text:style-name="T15">ALENDRIER NATIONAL 20</text:span><text:change-end text:change-id="ct2515455063568"/><text:change text:change-id="ct2515455063856"/><text:change text:change-id="ct2515455069040"/><text:change-start text:change-id="ct2515455060976"/><text:span text:style-name="T17">2</text:span><text:change-end text:change-id="ct2515455060976"/><text:change text:change-id="ct2515455067312"/><text:change-start text:change-id="ct2515455073072"/><text:span text:style-name="T19">6</text:span><text:change-end text:change-id="ct2515455073072"/><text:change text:change-id="ct2515455072496"/><text:change-start text:change-id="ct2515455067600"/><text:span text:style-name="T18"> </text:span><text:change-end text:change-id="ct2515455067600"/><text:change-start text:change-id="ct2515455070768"/><text:span text:style-name="T15">DES REMISES</text:span></text:h>
      <text:p text:style-name="P11">DES <text:span text:style-name="T12">FICHIERS DE </text:span>PAIES PRINCIPALES PSOP<text:line-break/>(GESTPP)</text:p>
      <text:p text:style-name="P2"><text:change-end text:change-id="ct2515455070768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<text:change-start text:change-id="ct2515455066160"/>Paye </text:p>
            <text:p text:style-name="P13">de<text:change-end text:change-id="ct2515455066160"/></text:p>
          </table:table-cell>
          <table:table-cell table:style-name="Tableau1.A1" office:value-type="string">
            <text:h text:style-name="P17" text:outline-level="2"><text:change-start text:change-id="ct2515455066448"/>Date de début </text:h>
            <text:p text:style-name="P12">d’envoi de <text:span text:style-name="T11">la première remise</text:span><text:change-end text:change-id="ct2515455066448"/></text:p>
          </table:table-cell>
          <table:table-cell table:style-name="Tableau1.C1" office:value-type="string">
            <text:p text:style-name="P12"><text:change-start text:change-id="ct2515455073936"/>Date limite </text:p>
            <text:p text:style-name="P12">d’envoi des fichiers</text:p>
            <text:p text:style-name="P12">complémentaires<text:change-end text:change-id="ct2515455073936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5070192"/>Janvier<text:change-end text:change-id="ct2515455070192"/></text:p>
          </table:table-cell>
          <table:table-cell table:style-name="Tableau1.A1" office:value-type="string">
            <text:p text:style-name="P3"><text:change text:change-id="ct2515455061840"/><text:change text:change-id="ct2515455070480"/><text:change-start text:change-id="ct2515455074224"/><text:span text:style-name="T1">2</text:span><text:change-end text:change-id="ct2515455074224"/><text:change-start text:change-id="ct2515455064144"/><text:span text:style-name="T1">4</text:span><text:change-end text:change-id="ct2515455064144"/><text:change-start text:change-id="ct2515455071920"/>/12</text:p>
            <text:p text:style-name="P14">(Le cas échéant, avant cette date, un fichier spécifique <text:span text:style-name="T9">relatif aux opérations de changement de gestion peut être envoyé</text:span>)<text:change-end text:change-id="ct2515455071920"/></text:p>
          </table:table-cell>
          <table:table-cell table:style-name="Tableau1.C1" office:value-type="string">
            <text:p text:style-name="P6"><text:change text:change-id="ct2515455069904"/><text:change-start text:change-id="ct2515455064432"/>0<text:change-end text:change-id="ct2515455064432"/><text:change text:change-id="ct2515455064720"/><text:change-start text:change-id="ct2515455073360"/><text:span text:style-name="T24">6</text:span><text:change-end text:change-id="ct2515455073360"/><text:change-start text:change-id="ct2515455071344"/>/01<text:change-end text:change-id="ct2515455071344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5065008"/>Février<text:change-end text:change-id="ct2515455065008"/></text:p>
          </table:table-cell>
          <table:table-cell table:style-name="Tableau1.A1" office:value-type="string">
            <text:p text:style-name="P4"><text:change-start text:change-id="ct2515455074512"/>2<text:change-end text:change-id="ct2515455074512"/><text:change text:change-id="ct2515455065296"/><text:change-start text:change-id="ct2515455074800"/><text:span text:style-name="T26">6</text:span><text:change-end text:change-id="ct2515455074800"/><text:change text:change-id="ct2515455068176"/><text:change-start text:change-id="ct2515455057808"/>/01<text:change-end text:change-id="ct2515455057808"/></text:p>
          </table:table-cell>
          <table:table-cell table:style-name="Tableau1.C1" office:value-type="string">
            <text:p text:style-name="P8"><text:change text:change-id="ct2515455066736"/><text:change-start text:change-id="ct2515455072784"/>0<text:change-end text:change-id="ct2515455072784"/><text:change text:change-id="ct2515455067024"/><text:change text:change-id="ct2515455075088"/><text:change-start text:change-id="ct2515455058096"/><text:span text:style-name="T26">4</text:span><text:change-end text:change-id="ct2515455058096"/><text:change text:change-id="ct2515455065584"/><text:change text:change-id="ct2515455067888"/><text:change-start text:change-id="ct2515455060112"/>/02<text:change-end text:change-id="ct2515455060112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5075376"/>Mars<text:change-end text:change-id="ct2515455075376"/></text:p>
          </table:table-cell>
          <table:table-cell table:style-name="Tableau1.A1" office:value-type="string">
            <text:p text:style-name="P4"><text:change-start text:change-id="ct2515455058384"/>2<text:change-end text:change-id="ct2515455058384"/><text:change text:change-id="ct2515455060400"/><text:change text:change-id="ct2515455075664"/><text:change-start text:change-id="ct2515455058672"/><text:span text:style-name="T26">3</text:span><text:change-end text:change-id="ct2515455058672"/><text:change text:change-id="ct2515455065872"/><text:change-start text:change-id="ct2515455060688"/><text:span text:style-name="T23">/</text:span><text:change-end text:change-id="ct2515455060688"/><text:change-start text:change-id="ct2515455061264"/>02<text:change-end text:change-id="ct2515455061264"/></text:p>
          </table:table-cell>
          <table:table-cell table:style-name="Tableau1.C1" office:value-type="string">
            <text:p text:style-name="P4"><text:change-start text:change-id="ct2515455088048"/>0<text:change-end text:change-id="ct2515455088048"/><text:change text:change-id="ct2515455078256"/><text:change-start text:change-id="ct2515455087184"/><text:span text:style-name="T26">4</text:span><text:change-end text:change-id="ct2515455087184"/><text:change text:change-id="ct2515455077680"/><text:change text:change-id="ct2515455077392"/><text:change-start text:change-id="ct2515455080560"/>/03<text:change-end text:change-id="ct251545508056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5082288"/>Avril<text:change-end text:change-id="ct2515455082288"/></text:p>
          </table:table-cell>
          <table:table-cell table:style-name="Tableau1.A1" office:value-type="string">
            <text:p text:style-name="P4"><text:change-start text:change-id="ct2515455087472"/>2<text:change-end text:change-id="ct2515455087472"/><text:change text:change-id="ct2515455079984"/><text:change-start text:change-id="ct2515455078544"/><text:span text:style-name="T21">5</text:span><text:change-end text:change-id="ct2515455078544"/><text:change-start text:change-id="ct2515455078832"/>/03<text:change-end text:change-id="ct2515455078832"/></text:p>
          </table:table-cell>
          <table:table-cell table:style-name="Tableau1.C1" office:value-type="string">
            <text:p text:style-name="P4"><text:change text:change-id="ct2515455087760"/><text:change-start text:change-id="ct2515455082576"/><text:span text:style-name="T6">0</text:span><text:change-end text:change-id="ct2515455082576"/><text:change text:change-id="ct2515455088912"/><text:change text:change-id="ct2515455082864"/><text:change text:change-id="ct2515455088336"/><text:change-start text:change-id="ct2515455088624"/><text:span text:style-name="T26">3</text:span><text:change-end text:change-id="ct2515455088624"/><text:change text:change-id="ct2515455084304"/><text:change-start text:change-id="ct2515455084880"/>/04<text:change-end text:change-id="ct251545508488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5079120"/>Mai<text:change-end text:change-id="ct2515455079120"/></text:p>
          </table:table-cell>
          <table:table-cell table:style-name="Tableau1.A1" office:value-type="string">
            <text:p text:style-name="P4"><text:change-start text:change-id="ct2515455080848"/>2<text:change-end text:change-id="ct2515455080848"/><text:change-start text:change-id="ct2515455080272"/><text:span text:style-name="T22">4</text:span><text:change-end text:change-id="ct2515455080272"/><text:change text:change-id="ct2515455086032"/><text:change-start text:change-id="ct2515455076240"/>/04<text:change-end text:change-id="ct2515455076240"/></text:p>
          </table:table-cell>
          <table:table-cell table:style-name="Tableau1.C1" office:value-type="string">
            <text:p text:style-name="P15"><text:change-start text:change-id="ct2515455077104"/><text:span text:style-name="T7">0</text:span><text:change-end text:change-id="ct2515455077104"/><text:change text:change-id="ct2515455079408"/><text:change text:change-id="ct2515455079696"/><text:change-start text:change-id="ct2515455089200"/><text:span text:style-name="T7">5</text:span><text:change-end text:change-id="ct2515455089200"/><text:change-start text:change-id="ct2515455081712"/><text:span text:style-name="T7">/</text:span><text:change-end text:change-id="ct2515455081712"/><text:change-start text:change-id="ct2515455081136"/>05<text:change-end text:change-id="ct2515455081136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5081424"/>Juin<text:change-end text:change-id="ct2515455081424"/></text:p>
          </table:table-cell>
          <table:table-cell table:style-name="Tableau1.A1" office:value-type="string">
            <text:p text:style-name="P4"><text:change-start text:change-id="ct2515455086608"/>2<text:change-end text:change-id="ct2515455086608"/><text:change-start text:change-id="ct2515455083152"/><text:span text:style-name="T26">2</text:span><text:change-end text:change-id="ct2515455083152"/><text:change text:change-id="ct2515455076816"/><text:change text:change-id="ct2515455082000"/><text:change-start text:change-id="ct2515455089776"/><text:span text:style-name="T24">/</text:span>05<text:change-end text:change-id="ct2515455089776"/></text:p>
          </table:table-cell>
          <table:table-cell table:style-name="Tableau1.C1" office:value-type="string">
            <text:p text:style-name="P4"><text:change text:change-id="ct2515455083440"/><text:change-start text:change-id="ct2515455083728"/><text:span text:style-name="T4">0</text:span><text:change-end text:change-id="ct2515455083728"/><text:change-start text:change-id="ct2515455084016"/><text:span text:style-name="T26">4</text:span><text:change-end text:change-id="ct2515455084016"/><text:change text:change-id="ct2515455084592"/><text:change text:change-id="ct2515455077968"/><text:change-start text:change-id="ct2515455089488"/>/06<text:change-end text:change-id="ct2515455089488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5085168"/>Juillet<text:change-end text:change-id="ct2515455085168"/></text:p>
          </table:table-cell>
          <table:table-cell table:style-name="Tableau1.A1" office:value-type="string">
            <text:p text:style-name="P4"><text:change-start text:change-id="ct2515455075952"/>2<text:change-end text:change-id="ct2515455075952"/><text:change-start text:change-id="ct2515455076528"/><text:span text:style-name="T23">4</text:span><text:change-end text:change-id="ct2515455076528"/><text:change text:change-id="ct2515455085456"/><text:change-start text:change-id="ct2515455085744"/>/06<text:change-end text:change-id="ct2515455085744"/></text:p>
          </table:table-cell>
          <table:table-cell table:style-name="Tableau1.C1" office:value-type="string">
            <text:p text:style-name="P4"><text:change-start text:change-id="ct2515455086320"/>0<text:change-end text:change-id="ct2515455086320"/><text:change text:change-id="ct2515455086896"/><text:change text:change-id="ct2515385838144"/><text:change-start text:change-id="ct2515385827488"/><text:span text:style-name="T26">3</text:span><text:change-end text:change-id="ct2515385827488"/><text:change text:change-id="ct2515459395632"/><text:change text:change-id="ct2515459395920"/><text:change-start text:change-id="ct2515459396208"/>/07<text:change-end text:change-id="ct2515459396208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9401968"/>Août<text:change-end text:change-id="ct2515459401968"/></text:p>
          </table:table-cell>
          <table:table-cell table:style-name="Tableau1.A1" office:value-type="string">
            <text:p text:style-name="P4"><text:change-start text:change-id="ct2515459399664"/>2<text:change-end text:change-id="ct2515459399664"/><text:change-start text:change-id="ct2515459398800"/><text:span text:style-name="T26">7</text:span><text:change-end text:change-id="ct2515459398800"/><text:change text:change-id="ct2515459387280"/><text:change text:change-id="ct2515459386992"/><text:change-start text:change-id="ct2515459393616"/>/07<text:change-end text:change-id="ct2515459393616"/></text:p>
          </table:table-cell>
          <table:table-cell table:style-name="Tableau1.C1" office:value-type="string">
            <text:p text:style-name="P9"><text:change text:change-id="ct2515459389296"/><text:change-start text:change-id="ct2515459399088"/><text:span text:style-name="T4">0</text:span><text:change-end text:change-id="ct2515459399088"/><text:change text:change-id="ct2515459399376"/><text:change text:change-id="ct2515459397648"/><text:change text:change-id="ct2515459390736"/><text:change-start text:change-id="ct2515459390160"/><text:span text:style-name="T4">5</text:span><text:change-end text:change-id="ct2515459390160"/><text:change-start text:change-id="ct2515459397360"/>/08<text:change-end text:change-id="ct2515459397360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9395344"/>Septembre<text:change-end text:change-id="ct2515459395344"/></text:p>
          </table:table-cell>
          <table:table-cell table:style-name="Tableau1.A1" office:value-type="string">
            <text:p text:style-name="P4"><text:change-start text:change-id="ct2515459396496"/>2<text:change-end text:change-id="ct2515459396496"/><text:change text:change-id="ct2515459391312"/><text:change-start text:change-id="ct2515459385552"/><text:span text:style-name="T8">5</text:span><text:change-end text:change-id="ct2515459385552"/><text:change-start text:change-id="ct2515459399952"/><text:span text:style-name="T8">/</text:span>08<text:change-end text:change-id="ct2515459399952"/></text:p>
          </table:table-cell>
          <table:table-cell table:style-name="Tableau1.C1" office:value-type="string">
            <text:p text:style-name="P9"><text:change text:change-id="ct2515459397936"/><text:change-start text:change-id="ct2515459386704"/><text:span text:style-name="T2">0</text:span><text:change-end text:change-id="ct2515459386704"/><text:change text:change-id="ct2515459400240"/><text:change text:change-id="ct2515459396784"/><text:change-start text:change-id="ct2515459393904"/><text:span text:style-name="T2">4</text:span><text:change-end text:change-id="ct2515459393904"/><text:change text:change-id="ct2515459389584"/><text:change-start text:change-id="ct2515459388432"/>/09<text:change-end text:change-id="ct2515459388432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9387568"/>Octobre<text:change-end text:change-id="ct2515459387568"/></text:p>
          </table:table-cell>
          <table:table-cell table:style-name="Tableau1.A1" office:value-type="string">
            <text:p text:style-name="P4"><text:change text:change-id="ct2515459397072"/><text:change text:change-id="ct2515459388720"/><text:change-start text:change-id="ct2515459390448"/><text:span text:style-name="T20">24</text:span><text:change-end text:change-id="ct2515459390448"/><text:change-start text:change-id="ct2515459400528"/>/09<text:change-end text:change-id="ct2515459400528"/></text:p>
          </table:table-cell>
          <table:table-cell table:style-name="Tableau1.C1" office:value-type="string">
            <text:p text:style-name="P4"><text:change text:change-id="ct2515459393328"/><text:change-start text:change-id="ct2515459401392"/><text:span text:style-name="T2">0</text:span><text:change-end text:change-id="ct2515459401392"/><text:change-start text:change-id="ct2515459394192"/><text:span text:style-name="T26">5</text:span><text:change-end text:change-id="ct2515459394192"/><text:change text:change-id="ct2515459385840"/><text:change text:change-id="ct2515459388144"/><text:change-start text:change-id="ct2515459398224"/><text:span text:style-name="T2">/</text:span>10<text:change-end text:change-id="ct2515459398224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9398512"/>Novembre<text:change-end text:change-id="ct2515459398512"/></text:p>
          </table:table-cell>
          <table:table-cell table:style-name="Tableau1.A1" office:value-type="string">
            <text:p text:style-name="P4"><text:change-start text:change-id="ct2515459392752"/>2<text:change-end text:change-id="ct2515459392752"/><text:change text:change-id="ct2515459400816"/><text:change text:change-id="ct2515459389008"/><text:change-start text:change-id="ct2515459401104"/><text:span text:style-name="T26">6</text:span><text:change-end text:change-id="ct2515459401104"/><text:change text:change-id="ct2515459401680"/><text:change-start text:change-id="ct2515459384976"/><text:span text:style-name="T25">/</text:span><text:change-end text:change-id="ct2515459384976"/><text:change-start text:change-id="ct2515459402256"/>10<text:change-end text:change-id="ct2515459402256"/></text:p>
          </table:table-cell>
          <table:table-cell table:style-name="Tableau1.C1" office:value-type="string">
            <text:p text:style-name="P9"><text:change text:change-id="ct2515459387856"/><text:change text:change-id="ct2515459395056"/><text:change text:change-id="ct2515459385264"/><text:change-start text:change-id="ct2515459392464"/><text:span text:style-name="T9">0</text:span><text:change-end text:change-id="ct2515459392464"/><text:change-start text:change-id="ct2515459403120"/><text:span text:style-name="T26">4</text:span><text:change-end text:change-id="ct2515459403120"/><text:change text:change-id="ct2515459402544"/><text:change-start text:change-id="ct2515459402832"/>/11<text:change-end text:change-id="ct2515459402832"/></text:p>
          </table:table-cell>
        </table:table-row>
        <table:table-row table:style-name="Tableau1.1">
          <table:table-cell table:style-name="Tableau1.A1" office:value-type="string">
            <text:p text:style-name="P7"><text:change-start text:change-id="ct2515459394480"/>Décembre<text:change-end text:change-id="ct2515459394480"/></text:p>
          </table:table-cell>
          <table:table-cell table:style-name="Tableau1.A1" office:value-type="string">
            <text:p text:style-name="P4"><text:change text:change-id="ct2515459389872"/><text:change-start text:change-id="ct2515459394768"/><text:span text:style-name="T10">1</text:span><text:change-end text:change-id="ct2515459394768"/><text:change text:change-id="ct2515459386128"/><text:change-start text:change-id="ct2515459391024"/><text:span text:style-name="T27">6</text:span><text:change-end text:change-id="ct2515459391024"/><text:change text:change-id="ct2515459392176"/><text:change text:change-id="ct2515459386416"/><text:change-start text:change-id="ct2515459391600"/>/11 (date unique)<text:change-end text:change-id="ct2515459391600"/></text:p>
          </table:table-cell>
          <table:table-cell table:style-name="Tableau1.C1" office:value-type="string">
            <text:p text:style-name="P5"/>
          </table:table-cell>
        </table:table-row>
      </table:table>
      <text:p text:style-name="P2"><text:change-start text:change-id="ct2515459405712"/></text:p>
      <text:p text:style-name="P1">Il est rappelé aux services gestionnaires de <text:span text:style-name="T9">personnel</text:span> que la première remise GEST doit comporter la majorité des mouvements de la paye du mois. En tout état de cause, ce <text:span text:style-name="T9">premier</text:span> envoi doit-être <text:s/><text:span text:style-name="T9">réalisé </text:span>pour le dernier jour ouvré du mois précédent au plus tard. </text:p>
      <text:p text:style-name="P10">Un <text:span text:style-name="T11">ou plusieurs </text:span>envoi<text:span text:style-name="T11">s</text:span> complémentaire<text:span text:style-name="T11">s</text:span> peu<text:span text:style-name="T11">vent</text:span> être effectué<text:span text:style-name="T11">s</text:span> pour permettre la prise en compte d'événements de gestion non connus lors de la première remise <text:span text:style-name="T11">ou pou</text:span><text:change-end text:change-id="ct2515459405712"/><text:span text:style-name="T11">r notifier des mouvements afférents à une opération spécifique</text:span>. </text:p>
      <text:p text:style-name="P10">Enfin, il doit y avoir concomitance entre les remises informatiques et les transmissions de pièces justificativ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44cm" fo:margin-bottom="0.67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ALENDRIER 2010 DES REMISES</dc:title>
    <meta:initial-creator>DGFiP</meta:initial-creator>
    <meta:creation-date>2013-11-06T11:59:00</meta:creation-date>
    <dc:date>2025-12-02T15:46:02.359000000</dc:date>
    <meta:print-date>2023-08-31T10:06:28.973000000</meta:print-date>
    <meta:editing-cycles>58</meta:editing-cycles>
    <meta:editing-duration>PT3H38M29S</meta:editing-duration>
    <meta:generator>LibreOffice/7.6.4.1$Windows_X86_64 LibreOffice_project/e19e193f88cd6c0525a17fb7a176ed8e6a3e2aa1</meta:generator>
    <dc:creator>Jérôme THIROT</dc:creator>
    <meta:document-statistic meta:table-count="1" meta:image-count="0" meta:object-count="0" meta:page-count="1" meta:paragraph-count="48" meta:word-count="179" meta:character-count="1109" meta:non-whitespace-character-count="972"/>
    <meta:user-defined meta:name="Info 1"/>
    <meta:user-defined meta:name="Info 2"/>
    <meta:user-defined meta:name="Info 3"/>
    <meta:user-defined meta:name="Info 4"/>
  </office:meta>
</office:document-meta>
</file>